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or (2051452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ez (20485992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shington (20504641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on (2054507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llogg (20543785)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0:17:01.819830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15T10:17:26.120553285</dc:date>
    <meta:editing-duration>PT2H51M19S</meta:editing-duration>
    <meta:editing-cycles>41</meta:editing-cycles>
    <meta:generator>LibreOffice/5.1.6.2$Linux_X86_64 LibreOffice_project/10m0$Build-2</meta:generator>
    <meta:document-statistic meta:table-count="1" meta:cell-count="62" meta:object-count="0"/>
  </office:meta>
</office:document-meta>
</file>